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11.3673in"/>
    </style:style>
    <style:style style:name="co13"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1010" table:default-cell-style-name="Default"/>
        <table:table-row table:style-name="ro1">
          <table:table-cell table:style-name="ce1" office:value-type="string">
            <text:p>Copyright 2013 eric schkufza</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Licensed under the Apache License, Version 2.0 (the "License");</text:p>
          </table:table-cell>
          <table:table-cell table:style-name="ce12" table:number-columns-repeated="13"/>
          <table:table-cell table:number-columns-repeated="1010"/>
        </table:table-row>
        <table:table-row table:style-name="ro1">
          <table:table-cell table:style-name="ce1" office:value-type="string">
            <text:p>you may not use this file except in compliance with the License.</text:p>
          </table:table-cell>
          <table:table-cell table:style-name="ce12" table:number-columns-repeated="13"/>
          <table:table-cell table:number-columns-repeated="1010"/>
        </table:table-row>
        <table:table-row table:style-name="ro1">
          <table:table-cell table:style-name="ce1" office:value-type="string">
            <text:p>You may obtain a copy of the License at</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text:s text:c="4"/>http://www.apache.org/licenses/LICENSE-2.0</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Unless required by applicable law or agreed to in writing, software</text:p>
          </table:table-cell>
          <table:table-cell table:style-name="ce12" table:number-columns-repeated="13"/>
          <table:table-cell table:number-columns-repeated="1010"/>
        </table:table-row>
        <table:table-row table:style-name="ro1">
          <table:table-cell table:style-name="ce1" office:value-type="string">
            <text:p>distributed under the License is distributed on an "AS IS" BASIS,</text:p>
          </table:table-cell>
          <table:table-cell table:style-name="ce12" table:number-columns-repeated="13"/>
          <table:table-cell table:number-columns-repeated="1010"/>
        </table:table-row>
        <table:table-row table:style-name="ro1">
          <table:table-cell table:style-name="ce1" office:value-type="string">
            <text:p>WITHOUT WARRANTIES OR CONDITIONS OF ANY KIND, either express or implied.</text:p>
          </table:table-cell>
          <table:table-cell table:style-name="ce12" table:number-columns-repeated="13"/>
          <table:table-cell table:number-columns-repeated="1010"/>
        </table:table-row>
        <table:table-row table:style-name="ro1">
          <table:table-cell table:style-name="ce1" office:value-type="string">
            <text:p>See the License for the specific language governing permissions and</text:p>
          </table:table-cell>
          <table:table-cell table:style-name="ce12" table:number-columns-repeated="13"/>
          <table:table-cell table:number-columns-repeated="1010"/>
        </table:table-row>
        <table:table-row table:style-name="ro1">
          <table:table-cell table:style-name="ce1" office:value-type="string">
            <text:p>limitations under the License.</text:p>
          </table:table-cell>
          <table:table-cell table:style-name="ce12" table:number-columns-repeated="13"/>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0"/>
        </table:table-row>
        <table:table-row table:style-name="ro1">
          <table:table-cell table:style-name="ce1"/>
          <table:table-cell table:style-name="ce12" table:number-columns-repeated="13"/>
          <table:table-cell table:number-columns-repeated="1010"/>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09"/>
          <table:table-cell/>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09"/>
          <table:table-cell/>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09"/>
          <table:table-cell/>
        </table:table-row>
        <table:table-row table:style-name="ro1">
          <table:table-cell table:number-columns-repeated="13"/>
          <table:table-cell table:style-name="ce5"/>
          <table:table-cell table:number-columns-repeated="1010"/>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0"/>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0"/>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0"/>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0"/>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0"/>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0"/>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0"/>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0"/>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0"/>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0"/>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0"/>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0"/>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0"/>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0"/>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0"/>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0"/>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0"/>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0"/>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0"/>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0"/>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0"/>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0"/>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0"/>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0"/>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0"/>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0"/>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0"/>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0"/>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0"/>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0"/>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0"/>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0"/>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0"/>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0"/>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0"/>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0"/>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0"/>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0"/>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0"/>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0"/>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0"/>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0"/>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0"/>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0"/>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0"/>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0"/>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0"/>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0"/>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0"/>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0"/>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0"/>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0"/>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0"/>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0"/>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0"/>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0"/>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0"/>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0"/>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0"/>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0"/>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0"/>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0"/>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0"/>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0"/>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0"/>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0"/>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0"/>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0"/>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0"/>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0"/>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0"/>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0"/>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0"/>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0"/>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0"/>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0"/>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0"/>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0"/>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0"/>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0"/>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0"/>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0"/>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0"/>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0"/>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0"/>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0"/>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0"/>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0"/>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0"/>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0"/>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0"/>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09"/>
          <table:table-cell/>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09"/>
          <table:table-cell/>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0"/>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0"/>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0"/>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0"/>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0"/>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0"/>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0"/>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0"/>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0"/>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0"/>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0"/>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0"/>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0"/>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0"/>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0"/>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09"/>
          <table:table-cell/>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0"/>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09"/>
          <table:table-cell/>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09"/>
          <table:table-cell/>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0"/>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09"/>
          <table:table-cell/>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0"/>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0"/>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0"/>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0"/>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0"/>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0"/>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0"/>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0"/>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0"/>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Clears TS flag in CR0.</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0"/>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0"/>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0"/>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0"/>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0"/>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0"/>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cw</text:p>
          </table:table-cell>
          <table:table-cell table:style-name="ce5" office:value-type="string">
            <text:p>Move if carry (CF=1).</text:p>
          </table:table-cell>
          <table:table-cell table:number-columns-repeated="1010"/>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cl</text:p>
          </table:table-cell>
          <table:table-cell table:style-name="ce5" office:value-type="string">
            <text:p>Move if carry (CF=1).</text:p>
          </table:table-cell>
          <table:table-cell table:number-columns-repeated="1010"/>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cq</text:p>
          </table:table-cell>
          <table:table-cell table:style-name="ce5" office:value-type="string">
            <text:p>Move if carry (CF=1).</text:p>
          </table:table-cell>
          <table:table-cell table:number-columns-repeated="1010"/>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0"/>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0"/>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0"/>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0"/>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0"/>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0"/>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0"/>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0"/>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0"/>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0"/>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w</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l</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q</text:p>
          </table:table-cell>
          <table:table-cell table:style-name="ce5" office:value-type="string">
            <text:p>Move if not above (CF=1 or ZF=1).</text:p>
          </table:table-cell>
          <table:table-cell table:number-columns-repeated="1010"/>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aew</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ael</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aeq</text:p>
          </table:table-cell>
          <table:table-cell table:style-name="ce5" office:value-type="string">
            <text:p>Move if not above or equal (CF=1).</text:p>
          </table:table-cell>
          <table:table-cell table:number-columns-repeated="1010"/>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w</text:p>
          </table:table-cell>
          <table:table-cell table:style-name="ce5" office:value-type="string">
            <text:p>Move if not below (CF=0).</text:p>
          </table:table-cell>
          <table:table-cell table:number-columns-repeated="1010"/>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l</text:p>
          </table:table-cell>
          <table:table-cell table:style-name="ce5" office:value-type="string">
            <text:p>Move if not below (CF=0).</text:p>
          </table:table-cell>
          <table:table-cell table:number-columns-repeated="1010"/>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q</text:p>
          </table:table-cell>
          <table:table-cell table:style-name="ce5" office:value-type="string">
            <text:p>Move if not below (CF=0).</text:p>
          </table:table-cell>
          <table:table-cell table:number-columns-repeated="1010"/>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bew</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bel</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beq</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cw</text:p>
          </table:table-cell>
          <table:table-cell table:style-name="ce5" office:value-type="string">
            <text:p>Move if not carry (CF=0).</text:p>
          </table:table-cell>
          <table:table-cell table:number-columns-repeated="1010"/>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cl</text:p>
          </table:table-cell>
          <table:table-cell table:style-name="ce5" office:value-type="string">
            <text:p>Move if not carry (CF=0).</text:p>
          </table:table-cell>
          <table:table-cell table:number-columns-repeated="1010"/>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cq</text:p>
          </table:table-cell>
          <table:table-cell table:style-name="ce5" office:value-type="string">
            <text:p>Move if not carry (CF=0).</text:p>
          </table:table-cell>
          <table:table-cell table:number-columns-repeated="1010"/>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0"/>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0"/>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0"/>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w</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l</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q</text:p>
          </table:table-cell>
          <table:table-cell table:style-name="ce5" office:value-type="string">
            <text:p>Move if not greater (ZF=1 or SF!= OF).</text:p>
          </table:table-cell>
          <table:table-cell table:number-columns-repeated="1010"/>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gew</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gel</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geq</text:p>
          </table:table-cell>
          <table:table-cell table:style-name="ce5" office:value-type="string">
            <text:p>Move if not greater or equal (SF!= OF).</text:p>
          </table:table-cell>
          <table:table-cell table:number-columns-repeated="1010"/>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w</text:p>
          </table:table-cell>
          <table:table-cell table:style-name="ce5" office:value-type="string">
            <text:p>Move if not less (SF=OF).</text:p>
          </table:table-cell>
          <table:table-cell table:number-columns-repeated="1010"/>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l</text:p>
          </table:table-cell>
          <table:table-cell table:style-name="ce5" office:value-type="string">
            <text:p>Move if not less (SF=OF).</text:p>
          </table:table-cell>
          <table:table-cell table:number-columns-repeated="1010"/>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q</text:p>
          </table:table-cell>
          <table:table-cell table:style-name="ce5" office:value-type="string">
            <text:p>Move if not less (SF=OF).</text:p>
          </table:table-cell>
          <table:table-cell table:number-columns-repeated="1010"/>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lew</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lel</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leq</text:p>
          </table:table-cell>
          <table:table-cell table:style-name="ce5" office:value-type="string">
            <text:p>Move if not less or equal (ZF=0 and SF=OF).</text:p>
          </table:table-cell>
          <table:table-cell table:number-columns-repeated="1010"/>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0"/>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0"/>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0"/>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0"/>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0"/>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0"/>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0"/>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nzw</text:p>
          </table:table-cell>
          <table:table-cell table:style-name="ce5" office:value-type="string">
            <text:p>Move if not zero (ZF=0).</text:p>
          </table:table-cell>
          <table:table-cell table:number-columns-repeated="1010"/>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nzl</text:p>
          </table:table-cell>
          <table:table-cell table:style-name="ce5" office:value-type="string">
            <text:p>Move if not zero (ZF=0).</text:p>
          </table:table-cell>
          <table:table-cell table:number-columns-repeated="1010"/>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nzq</text:p>
          </table:table-cell>
          <table:table-cell table:style-name="ce5" office:value-type="string">
            <text:p>Move if not zero (ZF=0).</text:p>
          </table:table-cell>
          <table:table-cell table:number-columns-repeated="1010"/>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0"/>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0"/>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0"/>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0"/>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0"/>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0"/>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ew</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el</text:p>
          </table:table-cell>
          <table:table-cell table:style-name="ce5" office:value-type="string">
            <text:p>Move if parity even (PF=1).</text:p>
          </table:table-cell>
          <table:table-cell table:number-columns-repeated="1010"/>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eq</text:p>
          </table:table-cell>
          <table:table-cell table:style-name="ce5" office:value-type="string">
            <text:p>Move if parity even (PF=1).</text:p>
          </table:table-cell>
          <table:table-cell table:number-columns-repeated="1010"/>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pow</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pol</text:p>
          </table:table-cell>
          <table:table-cell table:style-name="ce5" office:value-type="string">
            <text:p>Move if parity odd (PF=0).</text:p>
          </table:table-cell>
          <table:table-cell table:number-columns-repeated="1010"/>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poq</text:p>
          </table:table-cell>
          <table:table-cell table:style-name="ce5" office:value-type="string">
            <text:p>Move if parity odd (PF=0).</text:p>
          </table:table-cell>
          <table:table-cell table:number-columns-repeated="1010"/>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0"/>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0"/>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0"/>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movzw</text:p>
          </table:table-cell>
          <table:table-cell table:style-name="ce5" office:value-type="string">
            <text:p>Move if zero (ZF=1).</text:p>
          </table:table-cell>
          <table:table-cell table:number-columns-repeated="1010"/>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10"/>
          <table:table-cell table:style-name="ce10" office:value-type="string">
            <text:p>cmovzl</text:p>
          </table:table-cell>
          <table:table-cell table:style-name="ce5" office:value-type="string">
            <text:p>Move if zero (ZF=1).</text:p>
          </table:table-cell>
          <table:table-cell table:number-columns-repeated="1010"/>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10"/>
          <table:table-cell table:style-name="ce10" office:value-type="string">
            <text:p>cmovzq</text:p>
          </table:table-cell>
          <table:table-cell table:style-name="ce5" office:value-type="string">
            <text:p>Move if zero (ZF=1).</text:p>
          </table:table-cell>
          <table:table-cell table:number-columns-repeated="1010"/>
        </table:table-row>
        <table:table-row table:style-name="ro1">
          <table:table-cell table:number-columns-repeated="2"/>
          <table:table-cell table:style-name="ce5"/>
          <table:table-cell table:number-columns-repeated="7"/>
          <table:table-cell table:style-name="ce5" table:number-columns-repeated="3"/>
          <table:table-cell table:number-columns-repeated="1011"/>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0"/>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0"/>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0"/>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0"/>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0"/>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0"/>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0"/>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0"/>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0"/>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0"/>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0"/>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0"/>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0"/>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0"/>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0"/>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0"/>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0"/>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0"/>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0"/>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0"/>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0"/>
        </table:table-row>
        <table:table-row table:style-name="ro1">
          <table:table-cell table:number-columns-repeated="12"/>
          <table:table-cell table:style-name="Default"/>
          <table:table-cell table:number-columns-repeated="1011"/>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0"/>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0"/>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0"/>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0"/>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0"/>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0"/>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0"/>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0"/>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0"/>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0"/>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0"/>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0"/>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0"/>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0"/>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0"/>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0"/>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0"/>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0"/>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0"/>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0"/>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0"/>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0"/>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0"/>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0"/>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0"/>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0"/>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0"/>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0"/>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0"/>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0"/>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0"/>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0"/>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0"/>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0"/>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0"/>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0"/>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0"/>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0"/>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0"/>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0"/>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0"/>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0"/>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0"/>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0"/>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0"/>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0"/>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0"/>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0"/>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0"/>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0"/>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0"/>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0"/>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0"/>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0"/>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0"/>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0"/>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0"/>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0"/>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0"/>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0"/>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0"/>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0"/>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0"/>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0"/>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0"/>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0"/>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0"/>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0"/>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0"/>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0"/>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0"/>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09"/>
          <table:table-cell/>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09"/>
          <table:table-cell/>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0"/>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0"/>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0"/>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0"/>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09"/>
          <table:table-cell/>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09"/>
          <table:table-cell/>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0"/>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0"/>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0"/>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0"/>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0"/>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0"/>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0"/>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0"/>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0"/>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0"/>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0"/>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0"/>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0"/>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0"/>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0"/>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0"/>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0"/>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0"/>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0"/>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0"/>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0"/>
        </table:table-row>
        <table:table-row table:style-name="ro1">
          <table:table-cell table:number-columns-repeated="1024"/>
        </table:table-row>
        <table:table-row table:style-name="ro2">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0"/>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0"/>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0"/>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0"/>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0"/>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0"/>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0"/>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0"/>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0"/>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0"/>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0"/>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0"/>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0"/>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0"/>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0"/>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0"/>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0"/>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0"/>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0"/>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0"/>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0"/>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0"/>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0"/>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0"/>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0"/>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0"/>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0"/>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0"/>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0"/>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0"/>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0"/>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0"/>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0"/>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0"/>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0"/>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0"/>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0"/>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0"/>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0"/>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0"/>
        </table:table-row>
        <table:table-row table:style-name="ro1">
          <table:table-cell office:value-type="string">
            <text:p>DC F8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0"/>
        </table:table-row>
        <table:table-row table:style-name="ro1">
          <table:table-cell office:value-type="string">
            <text:p>DE F8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0"/>
        </table:table-row>
        <table:table-row table:style-name="ro1">
          <table:table-cell office:value-type="string">
            <text:p>DE F9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0"/>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0"/>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0"/>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0"/>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0"/>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0"/>
        </table:table-row>
        <table:table-row table:style-name="ro1">
          <table:table-cell office:value-type="string">
            <text:p>DC F0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0"/>
        </table:table-row>
        <table:table-row table:style-name="ro1">
          <table:table-cell office:value-type="string">
            <text:p>DE F0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0"/>
        </table:table-row>
        <table:table-row table:style-name="ro1">
          <table:table-cell office:value-type="string">
            <text:p>DE F1 </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0"/>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0"/>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0"/>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0"/>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0"/>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0"/>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0"/>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0"/>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0"/>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0"/>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0"/>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0"/>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0"/>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0"/>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0"/>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0"/>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0"/>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0"/>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0"/>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0"/>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0"/>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0"/>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0"/>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0"/>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0"/>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0"/>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0"/>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0"/>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0"/>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0"/>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0"/>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0"/>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0"/>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0"/>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0"/>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0"/>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0"/>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0"/>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0"/>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0"/>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0"/>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0"/>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0"/>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0"/>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0"/>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0"/>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0"/>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0"/>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0"/>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0"/>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0"/>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0"/>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0"/>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0"/>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0"/>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0"/>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0"/>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0"/>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0"/>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0"/>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0"/>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0"/>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0"/>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0"/>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0"/>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0"/>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0"/>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0"/>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0"/>
        </table:table-row>
        <table:table-row table:style-name="ro1">
          <table:table-cell office:value-type="string">
            <text:p>DC E8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0"/>
        </table:table-row>
        <table:table-row table:style-name="ro1">
          <table:table-cell office:value-type="string">
            <text:p>DE E8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0"/>
        </table:table-row>
        <table:table-row table:style-name="ro1">
          <table:table-cell office:value-type="string">
            <text:p>DE E9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0"/>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0"/>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0"/>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0"/>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0"/>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0"/>
        </table:table-row>
        <table:table-row table:style-name="ro1">
          <table:table-cell office:value-type="string">
            <text:p>DC E0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text:p>
          </table:table-cell>
          <table:table-cell office:value-type="string">
            <text:p>Subtract ST(i) from ST(0) and store result in ST(i).</text:p>
          </table:table-cell>
          <table:table-cell table:number-columns-repeated="1010"/>
        </table:table-row>
        <table:table-row table:style-name="ro1">
          <table:table-cell office:value-type="string">
            <text:p>DE E0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0"/>
        </table:table-row>
        <table:table-row table:style-name="ro1">
          <table:table-cell office:value-type="string">
            <text:p>DE E1 </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0"/>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0"/>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0"/>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0"/>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0"/>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0"/>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0"/>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0"/>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0"/>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0"/>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0"/>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0"/>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0"/>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0"/>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0"/>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0"/>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0"/>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0"/>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0"/>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0"/>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0"/>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0"/>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0"/>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0"/>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Halt</text:p>
          </table:table-cell>
          <table:table-cell table:style-name="ce18" table:number-columns-repeated="1010"/>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0"/>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0"/>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0"/>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0"/>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0"/>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0"/>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0"/>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0"/>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0"/>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0"/>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0"/>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0"/>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0"/>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0"/>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0"/>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0"/>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0"/>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0"/>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0"/>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0"/>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0"/>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0"/>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0"/>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0"/>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0"/>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0"/>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0"/>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0"/>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0"/>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0"/>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0"/>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0"/>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09"/>
          <table:table-cell/>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text:p>
          </table:table-cell>
          <table:table-cell table:number-columns-repeated="1010"/>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text:p>
          </table:table-cell>
          <table:table-cell table:number-columns-repeated="1010"/>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text:p>
          </table:table-cell>
          <table:table-cell table:number-columns-repeated="1010"/>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0"/>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0"/>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0"/>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0"/>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09"/>
          <table:table-cell/>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Flush internal caches; initiate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Invalidate TLB Entry for page that contains m.</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09"/>
          <table:table-cell/>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0"/>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0"/>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0"/>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0"/>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0"/>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0"/>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0"/>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0"/>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short if carry (CF=1).</text:p>
          </table:table-cell>
          <table:table-cell table:number-columns-repeated="1010"/>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09"/>
          <table:table-cell/>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0"/>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0"/>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0"/>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0"/>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0"/>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0"/>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0"/>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short if not above (CF=1 or ZF=1).</text:p>
          </table:table-cell>
          <table:table-cell table:number-columns-repeated="1010"/>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short if not above or equal (CF=1).</text:p>
          </table:table-cell>
          <table:table-cell table:number-columns-repeated="1010"/>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short if not below (CF=0).</text:p>
          </table:table-cell>
          <table:table-cell table:number-columns-repeated="1010"/>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short if not below or equal (CF=0 and ZF=0).</text:p>
          </table:table-cell>
          <table:table-cell table:number-columns-repeated="1010"/>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short if not carry (CF=0).</text:p>
          </table:table-cell>
          <table:table-cell table:number-columns-repeated="1010"/>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0"/>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short if not greater (ZF=1 or SF!= OF).</text:p>
          </table:table-cell>
          <table:table-cell table:number-columns-repeated="1010"/>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short if not greater or equal (SF!= OF).</text:p>
          </table:table-cell>
          <table:table-cell table:number-columns-repeated="1010"/>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short if not less (SF=OF).</text:p>
          </table:table-cell>
          <table:table-cell table:number-columns-repeated="1010"/>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short if not less or equal (ZF=0 and SF=OF).</text:p>
          </table:table-cell>
          <table:table-cell table:number-columns-repeated="1010"/>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0"/>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0"/>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0"/>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short if not zero (ZF=0).</text:p>
          </table:table-cell>
          <table:table-cell table:number-columns-repeated="1010"/>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0"/>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0"/>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short if parity even (PF=1).</text:p>
          </table:table-cell>
          <table:table-cell table:number-columns-repeated="1010"/>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short if parity odd (PF=0).</text:p>
          </table:table-cell>
          <table:table-cell table:number-columns-repeated="1010"/>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0"/>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short if zero (ZF = 1).</text:p>
          </table:table-cell>
          <table:table-cell table:number-columns-repeated="1010"/>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0"/>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0"/>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0"/>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0"/>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office:value-type="string">
            <text:p>Jump near if carry (CF=1).</text:p>
          </table:table-cell>
          <table:table-cell table:number-columns-repeated="1010"/>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0"/>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0"/>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0"/>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09"/>
          <table:table-cell/>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0"/>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0"/>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09"/>
          <table:table-cell/>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office:value-type="string">
            <text:p>Jump near if not above (CF=1 or ZF=1).</text:p>
          </table:table-cell>
          <table:table-cell table:number-columns-repeated="1010"/>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09"/>
          <table:table-cell/>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office:value-type="string">
            <text:p>Jump near if not above or equal (CF=1).</text:p>
          </table:table-cell>
          <table:table-cell table:number-columns-repeated="1010"/>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office:value-type="string">
            <text:p>Jump near if not below (CF=0).</text:p>
          </table:table-cell>
          <table:table-cell table:number-columns-repeated="1010"/>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09"/>
          <table:table-cell/>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office:value-type="string">
            <text:p>Jump near if not below or equal (CF=0 and ZF=0). </text:p>
          </table:table-cell>
          <table:table-cell table:number-columns-repeated="1010"/>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09"/>
          <table:table-cell/>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office:value-type="string">
            <text:p>Jump near if not carry (CF=0).</text:p>
          </table:table-cell>
          <table:table-cell table:number-columns-repeated="1010"/>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0"/>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09"/>
          <table:table-cell/>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office:value-type="string">
            <text:p>Jump near if not greater (ZF=1 or SF != OF).</text:p>
          </table:table-cell>
          <table:table-cell table:number-columns-repeated="1010"/>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09"/>
          <table:table-cell/>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office:value-type="string">
            <text:p>Jump near if not greater or equal (SF != OF).</text:p>
          </table:table-cell>
          <table:table-cell table:number-columns-repeated="1010"/>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09"/>
          <table:table-cell/>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office:value-type="string">
            <text:p>Jump near if not less (SF=OF).</text:p>
          </table:table-cell>
          <table:table-cell table:number-columns-repeated="1010"/>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09"/>
          <table:table-cell/>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office:value-type="string">
            <text:p>Jump near if not less or equal (ZF=0 and SF=OF).</text:p>
          </table:table-cell>
          <table:table-cell table:number-columns-repeated="1010"/>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09"/>
          <table:table-cell/>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0"/>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0"/>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09"/>
          <table:table-cell/>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0"/>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09"/>
          <table:table-cell/>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office:value-type="string">
            <text:p>Jump near if not zero (ZF=0).</text:p>
          </table:table-cell>
          <table:table-cell table:number-columns-repeated="1010"/>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09"/>
          <table:table-cell/>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0"/>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09"/>
          <table:table-cell/>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office:value-type="string">
            <text:p>Jump near if parity even (PF=1).</text:p>
          </table:table-cell>
          <table:table-cell table:number-columns-repeated="1010"/>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09"/>
          <table:table-cell/>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office:value-type="string">
            <text:p>Jump near if parity odd (PF=0).</text:p>
          </table:table-cell>
          <table:table-cell table:number-columns-repeated="1010"/>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09"/>
          <table:table-cell/>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0"/>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09"/>
          <table:table-cell/>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office:value-type="string">
            <text:p>Jump near if 0 (ZF=1).</text:p>
          </table:table-cell>
          <table:table-cell table:number-columns-repeated="1010"/>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0"/>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09"/>
          <table:table-cell/>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0"/>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09"/>
          <table:table-cell/>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09"/>
          <table:table-cell/>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0"/>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09"/>
          <table:table-cell/>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0"/>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0"/>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0"/>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0"/>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0"/>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0"/>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0"/>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0"/>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0"/>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0"/>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0"/>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09"/>
          <table:table-cell/>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09"/>
          <table:table-cell/>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0"/>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0"/>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0"/>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09"/>
          <table:table-cell/>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09"/>
          <table:table-cell/>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0"/>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0"/>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0"/>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0"/>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0"/>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0"/>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0"/>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0"/>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0"/>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09"/>
          <table:table-cell/>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0"/>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09"/>
          <table:table-cell/>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09"/>
          <table:table-cell/>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GDTR.</text:p>
          </table:table-cell>
          <table:table-cell table:style-name="ce18" table:number-columns-repeated="1010"/>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Load m into I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segment selector r/m16 into LDTR.</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s r/m16 in machine status word of CR0.</text:p>
          </table:table-cell>
          <table:table-cell table:style-name="ce18" table:number-columns-repeated="1010"/>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0"/>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0"/>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0"/>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0"/>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0"/>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0"/>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0"/>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0"/>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0"/>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0"/>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0"/>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0"/>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2"/>
          <table:table-cell table:style-name="ce15" office:value-type="string">
            <text:p>Load r/m16 into task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0"/>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0"/>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0"/>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0"/>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0"/>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0"/>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0"/>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AE /6 </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0"/>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0"/>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0"/>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0"/>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0"/>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0"/>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0"/>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0"/>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0"/>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0"/>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0"/>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0"/>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0"/>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0"/>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0"/>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0"/>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0"/>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0"/>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0"/>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0"/>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0"/>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0"/>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0"/>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0"/>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0"/>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0"/>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0"/>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0"/>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0"/>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0"/>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0"/>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0"/>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0"/>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0"/>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0"/>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0"/>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0"/>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0"/>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0"/>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0"/>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0"/>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control register to r32.</text:p>
          </table:table-cell>
          <table:table-cell table:style-name="ce18" table:number-columns-repeated="1009"/>
          <table:table-cell/>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ontrol register to r64.</text:p>
          </table:table-cell>
          <table:table-cell table:style-name="ce18" table:number-columns-repeated="1010"/>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CR8 to r64.1</text:p>
          </table:table-cell>
          <table:table-cell table:style-name="ce18" table:number-columns-repeated="1010"/>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control register.</text:p>
          </table:table-cell>
          <table:table-cell table:style-name="ce18" table:number-columns-repeated="1009"/>
          <table:table-cell/>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ontrol register.</text:p>
          </table:table-cell>
          <table:table-cell table:style-name="ce18" table:number-columns-repeated="1010"/>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CR8.1</text:p>
          </table:table-cell>
          <table:table-cell table:style-name="ce18" table:number-columns-repeated="1010"/>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debug register to r32.</text:p>
          </table:table-cell>
          <table:table-cell table:style-name="ce18" table:number-columns-repeated="1009"/>
          <table:table-cell/>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extended debug register to r64.</text:p>
          </table:table-cell>
          <table:table-cell table:style-name="ce18" table:number-columns-repeated="1010"/>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Move r32 to debug register.</text:p>
          </table:table-cell>
          <table:table-cell table:style-name="ce18" table:number-columns-repeated="1009"/>
          <table:table-cell/>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2"/>
          <table:table-cell table:style-name="ce15" office:value-type="string">
            <text:p>Move r64 to extended debug register.</text:p>
          </table:table-cell>
          <table:table-cell table:style-name="ce18" table:number-columns-repeated="1010"/>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0"/>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0"/>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0"/>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0"/>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0"/>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0"/>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0"/>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0"/>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0"/>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0"/>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0"/>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0"/>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0"/>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0"/>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0"/>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0"/>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0"/>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0"/>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0"/>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0"/>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0"/>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0"/>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0"/>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0"/>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0"/>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0"/>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0"/>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0"/>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0"/>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0"/>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0"/>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0"/>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0"/>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0"/>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0"/>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0"/>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0"/>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0"/>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0"/>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0"/>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0"/>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0"/>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0"/>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0"/>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0"/>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0"/>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0"/>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0"/>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0"/>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0"/>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0"/>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0"/>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0"/>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0"/>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0"/>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0"/>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0"/>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0"/>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0"/>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0"/>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0"/>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0"/>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0"/>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0"/>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0"/>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0"/>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0"/>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0"/>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0"/>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0"/>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0"/>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0"/>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0"/>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0"/>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0"/>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0"/>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0"/>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0"/>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0"/>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0"/>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0"/>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0"/>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0"/>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0"/>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0"/>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0"/>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0"/>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0"/>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0"/>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0"/>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0"/>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0"/>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0"/>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0"/>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0"/>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0"/>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0"/>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0"/>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0"/>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0"/>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0"/>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0"/>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0"/>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0"/>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0"/>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0"/>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0"/>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0"/>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0"/>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0"/>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0"/>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0"/>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0"/>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0"/>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0"/>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0"/>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0"/>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0"/>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0"/>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0"/>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0"/>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0"/>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0"/>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0"/>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0"/>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0"/>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0"/>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0"/>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0"/>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0"/>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0"/>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0"/>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0"/>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0"/>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0"/>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0"/>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0"/>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0"/>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0"/>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0"/>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0"/>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0"/>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0"/>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0"/>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0"/>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0"/>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0"/>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0"/>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0"/>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0"/>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0"/>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0"/>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0"/>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0"/>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0"/>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0"/>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0"/>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0"/>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0"/>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0"/>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0"/>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0"/>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0"/>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0"/>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0"/>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0"/>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0"/>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0"/>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0"/>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0"/>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0"/>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0"/>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0"/>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0"/>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0"/>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0"/>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0"/>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0"/>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0"/>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0"/>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0"/>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0"/>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0"/>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0"/>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0"/>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0"/>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0"/>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0"/>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0"/>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0"/>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0"/>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0"/>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0"/>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0"/>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0"/>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0"/>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0"/>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0"/>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0"/>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0"/>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0"/>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0"/>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0"/>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0"/>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0"/>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0"/>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0"/>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0"/>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0"/>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0"/>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0"/>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0"/>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0"/>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0"/>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0"/>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0"/>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0"/>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0"/>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0"/>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0"/>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0"/>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0"/>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0"/>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0"/>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0"/>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0"/>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0"/>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0"/>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0"/>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0"/>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0"/>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0"/>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0"/>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0"/>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0"/>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0"/>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0"/>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0"/>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0"/>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0"/>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0"/>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0"/>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0"/>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0"/>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0"/>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0"/>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0"/>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0"/>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0"/>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0"/>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0"/>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0"/>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0"/>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0"/>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0"/>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0"/>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0"/>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0"/>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0"/>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0"/>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0"/>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0"/>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0"/>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0"/>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0"/>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0"/>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0"/>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0"/>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0"/>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0"/>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0"/>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0"/>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0"/>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0"/>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0"/>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0"/>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0"/>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0"/>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0"/>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0"/>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0"/>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0"/>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0"/>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0"/>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0"/>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0"/>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0"/>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0"/>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0"/>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0"/>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0"/>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0"/>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0"/>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0"/>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0"/>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09"/>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0"/>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0"/>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0"/>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0"/>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0"/>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0"/>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0"/>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0"/>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0"/>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0"/>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0"/>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0"/>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0"/>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0"/>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0"/>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0"/>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0"/>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0"/>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0"/>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0"/>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0"/>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0"/>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0"/>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0"/>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0"/>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0"/>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0"/>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0"/>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0"/>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0"/>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0"/>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0"/>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0"/>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0"/>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0"/>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0"/>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0"/>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0"/>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0"/>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0"/>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0"/>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0"/>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0"/>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0"/>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0"/>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0"/>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0"/>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office:value-type="string">
            <text:p>Zero extend 2 packed 8-bit integers in the low 2 bytes of xmm2/m16 to 2 packed 64-bit integers in xmm1.</text:p>
          </table:table-cell>
          <table:table-cell table:number-columns-repeated="1010"/>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4 packed 16-bit integers in the low 8 bytes of xmm2/m64 to 4 packed 32-bit integers in xmm1.</text:p>
          </table:table-cell>
          <table:table-cell table:number-columns-repeated="1010"/>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0"/>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0"/>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0"/>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0"/>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0"/>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0"/>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0"/>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0"/>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0"/>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0"/>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0"/>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0"/>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0"/>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0"/>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0"/>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0"/>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0"/>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0"/>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09"/>
          <table:table-cell/>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0"/>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0"/>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09"/>
          <table:table-cell/>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0"/>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09"/>
          <table:table-cell/>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09"/>
          <table:table-cell/>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09"/>
          <table:table-cell/>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0"/>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09"/>
          <table:table-cell/>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0"/>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0"/>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09"/>
          <table:table-cell/>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0"/>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09"/>
          <table:table-cell/>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09"/>
          <table:table-cell/>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0"/>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0"/>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0"/>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0"/>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09"/>
          <table:table-cell/>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0"/>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0"/>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0"/>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0"/>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0"/>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0"/>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0"/>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0"/>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0"/>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0"/>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0"/>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0"/>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0"/>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0"/>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0"/>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0"/>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0"/>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0"/>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0"/>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0"/>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0"/>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0"/>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0"/>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0"/>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0"/>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0"/>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0"/>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0"/>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0"/>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0"/>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0"/>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0"/>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0"/>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0"/>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0"/>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0"/>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0"/>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0"/>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0"/>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0"/>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0"/>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0"/>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0"/>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0"/>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0"/>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0"/>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0"/>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0"/>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0"/>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0"/>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0"/>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0"/>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0"/>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0"/>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0"/>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0"/>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0"/>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0"/>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0"/>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0"/>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0"/>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amount specified in mm/m64 while shifting in 0s.</text:p>
          </table:table-cell>
          <table:table-cell table:number-columns-repeated="1010"/>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amount specified in xmm2 /m128 while shifting in 0s.</text:p>
          </table:table-cell>
          <table:table-cell table:number-columns-repeated="1010"/>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style-name="ce5" office:value-type="string">
            <text:p>Shift doublewords in mm right by imm8 while shifting in 0s.</text:p>
          </table:table-cell>
          <table:table-cell table:number-columns-repeated="1010"/>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style-name="ce5" office:value-type="string">
            <text:p>Shift doublewords in xmm1 right by imm8 while shifting in 0s.</text:p>
          </table:table-cell>
          <table:table-cell table:number-columns-repeated="1010"/>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0"/>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0"/>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0"/>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0"/>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0"/>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0"/>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amount specified in xmm3/m128 while shifting in 0s.</text:p>
          </table:table-cell>
          <table:table-cell table:number-columns-repeated="1010"/>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style-name="ce5" office:value-type="string">
            <text:p>Shift doublewords in xmm2 right by imm8 while shifting in 0s.</text:p>
          </table:table-cell>
          <table:table-cell table:number-columns-repeated="1010"/>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0"/>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0"/>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0"/>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0"/>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0"/>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0"/>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0"/>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0"/>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0"/>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0"/>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0"/>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0"/>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0"/>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0"/>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0"/>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0"/>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0"/>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0"/>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0"/>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0"/>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0"/>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0"/>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0"/>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0"/>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0"/>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0"/>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0"/>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0"/>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0"/>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0"/>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0"/>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0"/>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0"/>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0"/>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0"/>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0"/>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0"/>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0"/>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0"/>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0"/>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0"/>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0"/>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0"/>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0"/>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0"/>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0"/>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0"/>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0"/>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0"/>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09"/>
          <table:table-cell/>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0"/>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0"/>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09"/>
          <table:table-cell/>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0"/>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0"/>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0"/>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0"/>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09"/>
          <table:table-cell/>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09"/>
          <table:table-cell/>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09"/>
          <table:table-cell/>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09"/>
          <table:table-cell/>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style-name="ce19" office:value-type="string">
            <text:p><text:span text:style-name="T22">Push FS</text:span><text:span text:style-name="T23">.</text:span></text:p>
          </table:table-cell>
          <table:table-cell table:number-columns-repeated="1010"/>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0"/>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09"/>
          <table:table-cell/>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0"/>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09"/>
          <table:table-cell/>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0"/>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0"/>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0"/>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0"/>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0"/>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0"/>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0"/>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0"/>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0"/>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0"/>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0"/>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0"/>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0"/>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0"/>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0"/>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0"/>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0"/>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0"/>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0"/>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0"/>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0"/>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0"/>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0"/>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0"/>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0"/>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0"/>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0"/>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0"/>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0"/>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0"/>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0"/>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0"/>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0"/>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0"/>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0"/>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0"/>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0"/>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0"/>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0"/>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0"/>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0"/>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0"/>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0"/>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0"/>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0"/>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0"/>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0"/>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0"/>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0"/>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0"/>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0"/>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0"/>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0"/>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0"/>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0"/>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0"/>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0"/>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table-cell table:style-name="ce15" office:value-type="string">
            <text:p>Read MSR specified by ECX into EDX:EAX.</text:p>
          </table:table-cell>
          <table:table-cell table:style-name="ce18" table:number-columns-repeated="1010"/>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table-cell table:style-name="ce6" office:value-type="string">
            <text:p>Read performance-monitoring counter specified by ECX into EDX:EA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0"/>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0"/>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0"/>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time-stamp counter into EDX:EAX.</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Read 64-bit time-stamp counter and 32-bit IA32_TSC_AUX value into EDX:EAX and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0"/>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0"/>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0"/>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0"/>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0"/>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0"/>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0"/>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0"/>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0"/>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0"/>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0"/>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0"/>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0"/>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0"/>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0"/>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0"/>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0"/>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0"/>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0"/>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0"/>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0"/>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0"/>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0"/>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0"/>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0"/>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0"/>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0"/>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0"/>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0"/>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0"/>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0"/>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0"/>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0"/>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0"/>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0"/>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0"/>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0"/>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0"/>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0"/>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0"/>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0"/>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0"/>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0"/>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0"/>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0"/>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0"/>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0"/>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0"/>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0"/>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0"/>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0"/>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0"/>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0"/>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Resume operation of interrupted program.</text:p>
          </table:table-cell>
          <table:table-cell table:style-name="ce18" table:number-columns-repeated="1009"/>
          <table:table-cell/>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0"/>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0"/>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0"/>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0"/>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0"/>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0"/>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0"/>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0"/>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0"/>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0"/>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0"/>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0"/>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0"/>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0"/>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0"/>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0"/>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0"/>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0"/>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0"/>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0"/>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0"/>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0"/>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0"/>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0"/>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0"/>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0"/>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0"/>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0"/>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0"/>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0"/>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0"/>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0"/>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0"/>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0"/>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0"/>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0"/>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0"/>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0"/>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0"/>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0"/>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0"/>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0"/>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0"/>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0"/>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0"/>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0"/>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0"/>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0"/>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0"/>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0"/>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0"/>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0"/>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0"/>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0"/>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0"/>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0"/>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office:value-type="string">
            <text:p>Set byte if carry (C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0"/>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office:value-type="string">
            <text:p>Set byte if not above (CF=1 or ZF=1).</text:p>
          </table:table-cell>
          <table:table-cell table:number-columns-repeated="1010"/>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office:value-type="string">
            <text:p>Set byte if not above or equal (CF=1).</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office:value-type="string">
            <text:p>Set byte if not below (CF=0).</text:p>
          </table:table-cell>
          <table:table-cell table:number-columns-repeated="1010"/>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office:value-type="string">
            <text:p>Set byte if not below or equal (CF=0 and ZF=0).</text:p>
          </table:table-cell>
          <table:table-cell table:number-columns-repeated="1010"/>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office:value-type="string">
            <text:p>Set byte if not carry (C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0"/>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office:value-type="string">
            <text:p>Set byte if not greater (ZF=1 or SF!= OF)</text:p>
          </table:table-cell>
          <table:table-cell table:number-columns-repeated="1010"/>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office:value-type="string">
            <text:p>Set byte if not greater or equal (SF!= OF).</text:p>
          </table:table-cell>
          <table:table-cell table:number-columns-repeated="1010"/>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office:value-type="string">
            <text:p>Set byte if not less (SF=OF).</text:p>
          </table:table-cell>
          <table:table-cell table:number-columns-repeated="1010"/>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office:value-type="string">
            <text:p>Set byte if not less or equal (ZF=0 and SF=OF).</text:p>
          </table:table-cell>
          <table:table-cell table:number-columns-repeated="1010"/>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0"/>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0"/>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office:value-type="string">
            <text:p>Set byte if not zero (ZF=0).</text:p>
          </table:table-cell>
          <table:table-cell table:number-columns-repeated="1010"/>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0"/>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office:value-type="string">
            <text:p>Set byte if parity even (PF=1).</text:p>
          </table:table-cell>
          <table:table-cell table:number-columns-repeated="1010"/>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office:value-type="string">
            <text:p>Set byte if parity odd (PF=0).</text:p>
          </table:table-cell>
          <table:table-cell table:number-columns-repeated="1010"/>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0"/>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office:value-type="string">
            <text:p>Set byte if zero (ZF=1).</text:p>
          </table:table-cell>
          <table:table-cell table:number-columns-repeated="1010"/>
        </table:table-row>
        <table:table-row table:style-name="ro1">
          <table:table-cell table:number-columns-repeated="9"/>
          <table:table-cell table:style-name="ce5" table:number-columns-repeated="4"/>
          <table:table-cell table:number-columns-repeated="1011"/>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0"/>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2"/>
          <table:table-cell table:style-name="ce15" office:value-type="string">
            <text:p>Store GDTR to m.</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0"/>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0"/>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0"/>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0"/>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0"/>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0"/>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0"/>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0"/>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0"/>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0"/>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0"/>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0"/>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0"/>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0"/>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0"/>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IDTR to m.</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m16.</text:p>
          </table:table-cell>
          <table:table-cell table:style-name="ce18" table:number-columns-repeated="1010"/>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LDTR in r64/m16.</text:p>
          </table:table-cell>
          <table:table-cell table:style-name="ce18" table:number-columns-repeated="1010"/>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to r/m16.</text:p>
          </table:table-cell>
          <table:table-cell table:style-name="ce18" table:number-columns-repeated="1010"/>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32/m16; high-order 16 bits of r32 are undefined.</text:p>
          </table:table-cell>
          <table:table-cell table:style-name="ce18" table:number-columns-repeated="1010"/>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 machine status word in low-order 16 bits of r64/m16; high-order 16 bits of r32 are undefined.</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0"/>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0"/>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0"/>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0"/>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0"/>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0"/>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0"/>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0"/>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0"/>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0"/>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0"/>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0"/>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0"/>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0"/>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0"/>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0"/>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0"/>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0"/>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2"/>
          <table:table-cell table:style-name="ce6" office:value-type="string">
            <text:p>Stores segment selector from TR in r/m16.</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0"/>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0"/>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0"/>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0"/>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0"/>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0"/>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0"/>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0"/>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0"/>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0"/>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0"/>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0"/>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0"/>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0"/>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0"/>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0"/>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0"/>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0"/>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0"/>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0"/>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0"/>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0"/>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0"/>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0"/>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0"/>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0"/>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0"/>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0"/>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0"/>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0"/>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0"/>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0"/>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0"/>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0"/>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0"/>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0"/>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0"/>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0"/>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0"/>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0"/>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0"/>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0"/>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0"/>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0"/>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0"/>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0"/>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0"/>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0"/>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0"/>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0"/>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0"/>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0"/>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0"/>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0"/>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0"/>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0"/>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0"/>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0"/>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0"/>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0"/>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0"/>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0"/>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0"/>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0"/>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0"/>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0"/>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0"/>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0"/>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0"/>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0"/>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0"/>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0"/>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0"/>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0"/>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0"/>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0"/>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0"/>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0"/>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0"/>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0"/>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0"/>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0"/>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0"/>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0"/>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back and flush Internal caches; initiate writing-back and flushing of external caches.</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0"/>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0"/>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32-bit value in the source register.</text:p>
          </table:table-cell>
          <table:table-cell table:number-columns-repeated="1010"/>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office:value-type="string">
            <text:p>Load the GS base address with the 64-bit value in the source register.</text:p>
          </table:table-cell>
          <table:table-cell table:number-columns-repeated="1010"/>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MSR specified by ECX.</text:p>
          </table:table-cell>
          <table:table-cell table:style-name="ce18" table:number-columns-repeated="1010"/>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0"/>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0"/>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0"/>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0"/>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0"/>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0"/>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0"/>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0"/>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0"/>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0"/>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0"/>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0"/>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0"/>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0"/>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0"/>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0"/>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0"/>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0"/>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0"/>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0"/>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0"/>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0"/>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0"/>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0"/>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0"/>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0"/>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0"/>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0"/>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0"/>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0"/>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0"/>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0"/>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0"/>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0"/>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0"/>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0"/>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0"/>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0"/>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0"/>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0"/>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0"/>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0"/>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0"/>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0"/>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0"/>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2"/>
          <table:table-cell table:style-name="ce6" office:value-type="string">
            <text:p>Write the value in EDX:EAX to the XCR specified by ECX.</text:p>
          </table:table-cell>
          <table:table-cell table:style-name="ce18" table:number-columns-repeated="1010"/>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4">00/00/0000</text:date>, <text:time style:data-style-name="N2" text:time-value="0000-00-00T23:3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2-14T18:56:02</dc:date>
    <meta:editing-duration>P3DT2H23M33S</meta:editing-duration>
    <meta:editing-cycles>310</meta:editing-cycles>
    <meta:generator>LibreOffice/3.6$MacOSX_x86 LibreOffice_project/e29a214-2bbed72-0621de6-a97528c-8f066d</meta:generator>
    <meta:document-statistic meta:table-count="1" meta:cell-count="17916" meta:object-count="0"/>
  </office:meta>
</office:document-meta>
</file>